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  <style:style style:name="ce2" style:family="table-cell" style:parent-style-name="Default" style:data-style-name="N134">
      <style:text-properties fo:color="#800000"/>
    </style:style>
    <style:style style:name="ce3" style:family="table-cell" style:parent-style-name="Default" style:data-style-name="N13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style:font-name="Liberation Sans1"/>
    </style:style>
    <style:style style:name="ce5" style:family="table-cell" style:parent-style-name="Default" style:data-style-name="N133"/>
    <style:style style:name="T1" style:family="tex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eplic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-t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15" calcext:value-type="float">
            <text:p>0.150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196" calcext:value-type="float">
            <text:p>0.196</text:p>
          </table:table-cell>
          <table:table-cell table:style-name="ce2" office:value-type="float" office:value="0.162" calcext:value-type="float">
            <text:p>0.162</text:p>
          </table:table-cell>
          <table:table-cell table:style-name="ce1" table:formula="of:=AVERAGE([.B3:.F3])" office:value-type="float" office:value="0.1734" calcext:value-type="float">
            <text:p>0.173</text:p>
          </table:table-cell>
          <table:table-cell table:style-name="ce5" table:formula="of:=STDEV([.B3:.F3])" office:value-type="float" office:value="0.0233837550449024" calcext:value-type="float">
            <text:p>0.0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148" calcext:value-type="float">
            <text:p>0.148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table:number-columns-repeated="2"/>
          <table:table-cell table:style-name="ce1" table:formula="of:=AVERAGE([.B4:.F4])" office:value-type="float" office:value="0.148333333333333" calcext:value-type="float">
            <text:p>0.148</text:p>
          </table:table-cell>
          <table:table-cell table:style-name="ce5" table:formula="of:=STDEV([.B4:.F4])" office:value-type="float" office:value="0.00750555349946513" calcext:value-type="float">
            <text:p>0.008</text:p>
          </table:table-cell>
          <table:table-cell table:formula="of:=TTEST([.B$3:.F$3];[.B4:.D4];2;2)" office:value-type="float" office:value="0.130120644319622" calcext:value-type="float">
            <text:p>0.1301206443196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155" calcext:value-type="float">
            <text:p>0.155</text:p>
          </table:table-cell>
          <table:table-cell table:style-name="ce2" office:value-type="float" office:value="0.169" calcext:value-type="float">
            <text:p>0.169</text:p>
          </table:table-cell>
          <table:table-cell table:style-name="ce1" office:value-type="float" office:value="0.17" calcext:value-type="float">
            <text:p>0.170</text:p>
          </table:table-cell>
          <table:table-cell table:style-name="ce1" table:number-columns-repeated="2"/>
          <table:table-cell table:style-name="ce1" table:formula="of:=AVERAGE([.B5:.F5])" office:value-type="float" office:value="0.164666666666667" calcext:value-type="float">
            <text:p>0.165</text:p>
          </table:table-cell>
          <table:table-cell table:style-name="ce5" table:formula="of:=STDEV([.B5:.F5])" office:value-type="float" office:value="0.00838649708360609" calcext:value-type="float">
            <text:p>0.008</text:p>
          </table:table-cell>
          <table:table-cell table:formula="of:=TTEST([.B$3:.F$3];[.B5:.D5];2;2)" office:value-type="float" office:value="0.566019763858517" calcext:value-type="float">
            <text:p>0.5660197638585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153" calcext:value-type="float">
            <text:p>0.153</text:p>
          </table:table-cell>
          <table:table-cell table:style-name="ce2" office:value-type="float" office:value="0.146" calcext:value-type="float">
            <text:p>0.146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/>
          <table:table-cell table:style-name="ce1" table:formula="of:=AVERAGE([.B6:.E6])" office:value-type="float" office:value="0.14475" calcext:value-type="float">
            <text:p>0.145</text:p>
          </table:table-cell>
          <table:table-cell table:style-name="ce5" table:formula="of:=STDEV([.B6:.E6])" office:value-type="float" office:value="0.00699404508611909" calcext:value-type="float">
            <text:p>0.007</text:p>
          </table:table-cell>
          <table:table-cell table:formula="of:=TTEST([.B$3:.F$3];[.B6:.E6];2;2)" office:value-type="float" office:value="0.0519248845149504" calcext:value-type="float">
            <text:p>0.0519248845149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149" calcext:value-type="float">
            <text:p>0.149</text:p>
          </table:table-cell>
          <table:table-cell table:style-name="ce3" office:value-type="string" calcext:value-type="string">
            <text:p><text:span text:style-name="T1">0</text:span>.<text:span text:style-name="T1">134</text:span>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table:formula="of:=AVERAGE([.B7:.F7])" office:value-type="float" office:value="0.15125" calcext:value-type="float">
            <text:p>0.151</text:p>
          </table:table-cell>
          <table:table-cell table:style-name="ce5" table:formula="of:=STDEV([.B7:.F7])" office:value-type="float" office:value="0.019704060495238" calcext:value-type="float">
            <text:p>0.020</text:p>
          </table:table-cell>
          <table:table-cell table:formula="of:=TTEST([.B$3:.D$3];[.B7:.F7];2;2)" office:value-type="float" office:value="0.344481522108618" calcext:value-type="float">
            <text:p>0.344481522108618</text:p>
          </table:table-cell>
        </table:table-row>
        <table:table-row table:style-name="ro1">
          <table:table-cell office:value-type="string" calcext:value-type="string">
            <text:p>(LR=0.01)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table:style-name="ce4" office:value-type="string" calcext:value-type="string">
            <text:p>±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3" loext:min-decimal-places="3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38:38.437480420</meta:creation-date>
    <dc:date>2017-02-11T08:42:40.279174293</dc:date>
    <meta:editing-duration>PT16H52M10S</meta:editing-duration>
    <meta:editing-cycles>1</meta:editing-cycles>
    <meta:document-statistic meta:table-count="1" meta:cell-count="51" meta:object-count="0"/>
    <meta:generator>LibreOffice/5.2.3.3$Linux_X86_64 LibreOffice_project/20$Build-3</meta:generator>
  </office:meta>
</office:document-meta>
</file>